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ConsumersPerField.DocFieldConsumersPerField( DocFieldConsumersPerThread perThread , DocFieldConsumerPerField one , DocFieldConsumerPerField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FieldConsumersPerField.processFields( Fieldable [ ] fields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FieldConsumers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